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8" style:family="table">
      <style:table-properties style:width="6.6833in" fo:margin-left="0in" fo:margin-right="0.0097in" table:align="margins" style:may-break-between-rows="false" style:writing-mode="lr-tb"/>
    </style:style>
    <style:style style:name="t28.A" style:family="table-column">
      <style:table-column-properties style:column-width="2.2583in" style:rel-column-width="22144*"/>
    </style:style>
    <style:style style:name="t28.B" style:family="table-column">
      <style:table-column-properties style:column-width="0.7236in" style:rel-column-width="7095*"/>
    </style:style>
    <style:style style:name="t28.C" style:family="table-column">
      <style:table-column-properties style:column-width="0.9257in" style:rel-column-width="9077*"/>
    </style:style>
    <style:style style:name="t28.F" style:family="table-column">
      <style:table-column-properties style:column-width="0.9243in" style:rel-column-width="9065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194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194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style:snap-to-layout-grid="false"/>
    </style:style>
    <style:style style:name="P36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0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102in" fo:margin-bottom="0in"/>
      <style:text-properties style:font-name="Arial"/>
    </style:style>
    <style:style style:name="P6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Heading_20_2">
      <style:text-properties style:font-name="Arial" fo:font-size="10pt" style:font-size-asian="10pt" style:font-size-complex="10pt"/>
    </style:style>
    <style:style style:name="P71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2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3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text-position="0% 100%" style:font-name="Arial" fo:font-size="9pt" style:font-size-asian="9pt" style:font-size-complex="9pt"/>
    </style:style>
    <style:style style:name="T72" style:family="text">
      <style:text-properties style:font-name-complex="Tahoma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9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80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3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5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6" style:family="text">
      <style:text-properties style:use-window-font-color="true" style:text-position="super 58%"/>
    </style:style>
    <style:style style:name="T8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style:text-position="super 58%" fo:language="en" fo:country="US" style:font-name-complex="Times New Roman"/>
    </style:style>
    <style:style style:name="T90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1" style:family="text">
      <style:text-properties style:use-window-font-color="true" style:text-position="0% 100%"/>
    </style:style>
    <style:style style:name="T92" style:family="text">
      <style:text-properties style:use-window-font-color="true" style:text-position="0% 100%" fo:language="en" fo:country="US"/>
    </style:style>
    <style:style style:name="T93" style:family="text">
      <style:text-properties style:use-window-font-color="true" style:text-position="0% 100%" fo:language="en" fo:country="US" style:font-name-asian="Symbol" style:font-name-complex="Symbol"/>
    </style:style>
    <style:style style:name="T94" style:family="text">
      <style:text-properties style:use-window-font-color="true" style:text-position="0% 100%" fo:language="en" fo:country="US" style:font-name-complex="Times New Roman"/>
    </style:style>
    <style:style style:name="T95" style:family="text">
      <style:text-properties style:use-window-font-color="true" style:text-position="0% 100%" fo:language="en" fo:country="US" style:font-name-complex="Symbol"/>
    </style:style>
    <style:style style:name="T96" style:family="text">
      <style:text-properties style:use-window-font-color="true" style:text-underline-style="solid" style:text-underline-width="auto" style:text-underline-color="font-color"/>
    </style:style>
    <style:style style:name="T97" style:family="text">
      <style:text-properties style:use-window-font-color="true" fo:language="en" fo:country="US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9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100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1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2" style:family="text">
      <style:text-properties style:use-window-font-color="true" fo:language="en" fo:country="US" style:font-name-complex="Symbol"/>
    </style:style>
    <style:style style:name="T103" style:family="text">
      <style:text-properties style:font-name-asian="Times New Roman" style:font-name-complex="Times New Roman"/>
    </style:style>
    <style:style style:name="T104" style:family="text">
      <style:text-properties style:font-name-complex="Symbol"/>
    </style:style>
    <style:style style:name="T105" style:family="text">
      <style:text-properties style:font-name-complex="Arial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1" style:family="text">
      <style:text-properties fo:font-size="10pt" fo:language="en" fo:country="US" style:font-size-asian="10pt" style:font-name-complex="Arial"/>
    </style:style>
    <style:style style:name="T112" style:family="text">
      <style:text-properties fo:font-size="10pt" fo:language="en" fo:country="US" style:font-size-asian="10pt" style:font-name-complex="Arial" style:font-size-complex="10pt"/>
    </style:style>
    <style:style style:name="T113" style:family="text">
      <style:text-properties fo:font-size="10pt" fo:language="en" fo:country="US" style:text-underline-style="none" fo:font-weight="bold" style:font-size-asian="10pt" style:font-name-complex="Arial"/>
    </style:style>
    <style:style style:name="T114" style:family="text">
      <style:text-properties fo:font-size="10pt" style:font-size-asian="10pt" style:font-name-complex="Arial"/>
    </style:style>
    <style:style style:name="T115" style:family="text">
      <style:text-properties fo:font-size="10pt" style:font-size-asian="10pt" style:font-name-complex="Arial" style:font-size-complex="10pt"/>
    </style:style>
    <style:style style:name="T116" style:family="text">
      <style:text-properties style:font-name-complex="Times New Roman"/>
    </style:style>
    <style:style style:name="T117" style:family="text">
      <style:text-properties style:font-weight-complex="bold"/>
    </style:style>
    <style:style style:name="T118" style:family="text">
      <style:text-properties fo:font-weight="normal" style:font-name-asian="Arial" style:font-weight-asian="normal" style:font-name-complex="Arial" style:font-weight-complex="normal"/>
    </style:style>
    <style:style style:name="T119" style:family="text">
      <style:text-properties fo:color="#ff6600"/>
    </style:style>
    <style:style style:name="T120" style:family="text">
      <style:text-properties fo:color="#ff6600" fo:language="en" fo:country="US"/>
    </style:style>
    <style:style style:name="T121" style:family="text">
      <style:text-properties fo:color="#ff6600" fo:language="en" fo:country="US" style:font-weight-complex="bold"/>
    </style:style>
    <style:style style:name="T122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CALIBRATION CERTIFICATE</text:p>
      <text:p text:style-name="P11"/>
      <text:p text:style-name="P15"><text:span text:style-name="T111">Type: </text:span><text:span text:style-name="T108">Radiation monitor AT1117M</text:span><text:span text:style-name="T113"><text:tab/></text:span><text:span text:style-name="T111">Date of calibration: </text:span><text:span text:style-name="T110">$date</text:span></text:p>
      <text:p text:style-name="P29"/>
      <text:p text:style-name="P67"><text:span text:style-name="T111">SN</text:span><text:span text:style-name="T114">: </text:span><text:span text:style-name="T109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7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8">PU-2 detector: 1.0 </text:span>m<text:span text:style-name="T8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8">PU-2 detector: 1.0 </text:span>m<text:span text:style-name="T8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8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98">BDPA</text:span><text:span text:style-name="T73">-02: </text:span><text:span text:style-name="T99">α</text:span><text:span text:style-name="T96"> 0.05 <text:s/>– 5</text:span><text:span text:style-name="T99">⋅</text:span><text:span text:style-name="T96">10</text:span><text:span text:style-name="T90">4</text:span><text:span text:style-name="T7"> </text:span><text:span text:style-name="T98">min</text:span><text:span text:style-name="T90">-1</text:span><text:span text:style-name="T99">⋅c</text:span><text:span text:style-name="T98">m </text:span><text:span text:style-name="T90">-2</text:span><text:span text:style-name="T96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7">BDPS</text:span>-02: <text:span text:style-name="T28">α</text:span> 2.4 – 10<text:span text:style-name="T33">6</text:span> <text:span text:style-name="T97">min</text:span><text:span text:style-name="T33">-1</text:span><text:span text:style-name="T28">⋅</text:span><text:span text:style-name="T102">c</text:span><text:span text:style-name="T97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8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97">BDPB</text:span><text:span text:style-name="T73">-02: </text:span><text:span text:style-name="T102">β </text:span><text:span text:style-name="T91">0.5 <text:s/>– 1.5</text:span><text:span text:style-name="T95">⋅</text:span><text:span text:style-name="T91">10</text:span><text:span text:style-name="T86">5</text:span><text:span text:style-name="T57"> </text:span><text:span text:style-name="T92">min</text:span><text:span text:style-name="T86">-1</text:span><text:span text:style-name="T95">⋅c</text:span><text:span text:style-name="T92">m</text:span><text:span text:style-name="T86">-2</text:span><text:span text:style-name="T91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7">BDPS</text:span>-0<text:span text:style-name="T8">2</text:span>: <text:span text:style-name="T28">β</text:span> 6.0 – 10<text:span text:style-name="T33">6</text:span> <text:span text:style-name="T97">min</text:span><text:span text:style-name="T33">-1</text:span><text:span text:style-name="T28">⋅</text:span><text:span text:style-name="T102">c</text:span><text:span text:style-name="T97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8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8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30"><text:span text:style-name="T8">BDKN</text:span>-0<text:span text:style-name="T8">6</text:span>: <text:span text:style-name="T119">0.1 </text:span><text:span text:style-name="T120">mSv/h</text:span><text:span text:style-name="T119"> – 10.0 </text:span><text:span text:style-name="T121">mSv/h</text:span><text:span text:style-name="T119">;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7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8">BDKG</text:span><text:span text:style-name="T54">-</text:span><text:span text:style-name="T8">30</text:span>: 0.0<text:span text:style-name="T8">2</text:span> <text:span text:style-name="T117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2">Measurement error</text:span><text:span text:style-name="T115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30"><text:span text:style-name="T8">BDKN</text:span>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30"><text:span text:style-name="T8">BDKN</text:span>-0<text:span text:style-name="T8">5</text:span>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30"><text:span text:style-name="T8">BDKN</text:span>-0<text:span text:style-name="T8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0" text:outline-level="2"><text:span text:style-name="T116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6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2498190971849179301" text:style-name="WW8Num2">
              <text:list-item>
                <text:p text:style-name="P72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71" text:outline-level="2"><text:span text:style-name="T93">γ </text:span><text:span text:style-name="T94">0.10 </text:span><text:span text:style-name="T95">µ</text:span><text:span text:style-name="T94">Sv/h – 30 mSv/h</text:span><text:span text:style-name="T89"> <text:s/></text:span><text:span text:style-name="T94">–</text:span><text:span text:style-name="T89"> <text:s/></text:span><text:span text:style-name="T94">± 20 %</text:span></text:h>
          </table:table-cell>
        </table:table-row>
      </table:table>
      <text:p text:style-name="P5"/>
      <text:p text:style-name="P13">Operating conditions:</text:p>
      <text:p text:style-name="P68"><text:span text:style-name="T25">- Air temperature<text:tab/></text:span><text:span text:style-name="T105"><text:tab/><text:tab/><text:tab/><text:tab/>+</text:span><text:span text:style-name="T25">$temp</text:span><text:span text:style-name="T105"> °</text:span><text:span text:style-name="T25">C</text:span></text:p>
      <text:p text:style-name="P68"><text:span text:style-name="T25">- Atmospheric pressure<text:tab/></text:span><text:span text:style-name="T25"><text:tab/><text:tab/><text:tab/>98,5 kPa</text:span></text:p>
      <text:p text:style-name="P68"><text:span text:style-name="T25">- Relative humidity<text:tab/><text:tab/></text:span><text:span text:style-name="T25"><text:tab/><text:tab/>$vlag %</text:span></text:p>
      <text:p text:style-name="P69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39"><text:span text:style-name="T27">Calibration means</text:span><text:span text:style-name="T118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0">- $eng_facility_110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0">- <text:span text:style-name="T8">$eng_facility_130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0">- <text:span text:style-name="T8">$eng_facility_140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0">- $eng_facility_alpha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0"><text:span text:style-name="T54">- </text:span><text:span text:style-name="T26">$eng_facility_beta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1"><text:span text:style-name="T106">PU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8">20</text:span> <text:span text:style-name="T54">µ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6.A5" office:value-type="string">
            <text:p text:style-name="P19">7<text:span text:style-name="T8">0</text:span> <text:span text:style-name="T54">µ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8">0,</text:span>7 <text:span text:style-name="T54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4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1"><text:span text:style-name="T106">PU-2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8">20</text:span> <text:span text:style-name="T54">µ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7.A5" office:value-type="string">
            <text:p text:style-name="P19">7<text:span text:style-name="T8">0</text:span> <text:span text:style-name="T54">µ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8">0,</text:span>7 <text:span text:style-name="T54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4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1"><text:span text:style-name="T106">PU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8">20</text:span> <text:span text:style-name="T54">µ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3.A5" office:value-type="string">
            <text:p text:style-name="P19">7<text:span text:style-name="T8">0</text:span> <text:span text:style-name="T54">µ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8">0,</text:span>7 <text:span text:style-name="T54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4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8">70</text:span> <text:span text:style-name="T54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1"><text:span text:style-name="T106">PU-2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8">20</text:span> <text:span text:style-name="T54">µ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4.A5" office:value-type="string">
            <text:p text:style-name="P19">7<text:span text:style-name="T8">0</text:span> <text:span text:style-name="T54">µ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8">0,</text:span>7 <text:span text:style-name="T54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4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8">70</text:span> <text:span text:style-name="T54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1"><text:span text:style-name="T106">PU-4 (</text:span><text:span text:style-name="T107">γ</text:span><text:span text:style-name="T10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8">0</text:span> <text:span text:style-name="T54">µ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8.A5" office:value-type="string">
            <text:p text:style-name="P19"><text:span text:style-name="T8">0,</text:span>7 <text:span text:style-name="T54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4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8">70</text:span> <text:span text:style-name="T54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2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1.A5" office:value-type="string">
            <text:p text:style-name="P19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,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4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2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8">0,07</text:span> µ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.A5" office:value-type="string">
            <text:p text:style-name="P19">0,7 µ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µ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µ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4">240</text:span> <text:span text:style-name="T54">µ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2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8">0,07</text:span> µ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3.A5" office:value-type="string">
            <text:p text:style-name="P19">0,7 µ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µ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µ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,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4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2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8">0,07</text:span> µ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4.A5" office:value-type="string">
            <text:p text:style-name="P19">0,7 µ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µ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µ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µ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2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8">0,07</text:span> µ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5.A5" office:value-type="string">
            <text:p text:style-name="P19">0,7 µ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µ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µ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2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8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6.A5" office:value-type="string">
            <text:p text:style-name="P19">7<text:span text:style-name="T8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8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8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2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4">0,07</text:span> µ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7.A5" office:value-type="string">
            <text:p text:style-name="P19">0,7 µ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µ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µ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,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2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8">03</text:span> µ<text:span text:style-name="T8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8.A5" office:value-type="string">
            <text:p text:style-name="P19">0,<text:span text:style-name="T54">7</text:span> µ<text:span text:style-name="T8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µ<text:span text:style-name="T8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µ<text:span text:style-name="T8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,7 <text:span text:style-name="T8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8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8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8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2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4">0,07</text:span> µ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9.A5" office:value-type="string">
            <text:p text:style-name="P19">0,7 µ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µ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µ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,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4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4">0</text:span>,<text:span text:style-name="T54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5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5">0i</text:span><text:span text:style-name="T8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3</text:p>
            <text:p text:style-name="P60"><text:span text:style-name="T10">φ</text:span><text:span text:style-name="T45">0i</text:span><text:span text:style-name="T8">=235</text:span></text:p>
            <text:p text:style-name="P61">2⋅10<text:span text:style-name="T33">2</text:span> - 10<text:span text:style-name="T33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5</text:p>
            <text:p text:style-name="P60"><text:span text:style-name="T10">φ</text:span><text:span text:style-name="T45">0i</text:span><text:span text:style-name="T8">=986</text:span></text:p>
            <text:p text:style-name="P61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5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text:span text:style-name="T71">,</text:span><text:span text:style-name="T6"> %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3">$<text:span text:style-name="T54">10</text:span>-00</text:p>
          </table:table-cell>
          <table:table-cell table:style-name="t10.B3" office:value-type="string">
            <text:p text:style-name="P23">$<text:span text:style-name="T54">10</text:span>-01</text:p>
          </table:table-cell>
          <table:table-cell table:style-name="t10.B3" office:value-type="string">
            <text:p text:style-name="P23">$<text:span text:style-name="T54">10</text:span>-02</text:p>
          </table:table-cell>
          <table:table-cell table:style-name="t10.B3" office:value-type="string">
            <text:p text:style-name="P23">$<text:span text:style-name="T54">10</text:span>-03</text:p>
          </table:table-cell>
          <table:table-cell table:style-name="t10.F3" office:value-type="string">
            <text:p text:style-name="P23">$<text:span text:style-name="T54">10</text:span>-04</text:p>
          </table:table-cell>
        </table:table-row>
        <table:table-row>
          <table:table-cell table:style-name="t10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8">Confidence limit of the intrinsic relative error</text:span> <text:span text:style-name="T72">Δ</text:span><text:span text:style-name="T11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5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100">Dose rate at check point</text:span><text:span text:style-name="T79"> </text:span><text:span text:style-name="T77">Ḣ</text:span><text:span text:style-name="T83">oi</text:span><text:span text:style-name="T101">(10)</text:span></text:p>
          </table:table-cell>
          <table:table-cell table:style-name="t11.B2" office:value-type="string">
            <text:p text:style-name="P22">Bac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4">H</text:span><text:span text:style-name="T87">*</text:span><text:span text:style-name="T81">oi</text:span><text:span text:style-name="T78">(10)</text:span><text:span text:style-name="T8">=</text:span><text:span text:style-name="T54">9</text:span></text:p>
            <text:p text:style-name="P3">1-10</text:p>
          </table:table-cell>
          <table:table-cell table:style-name="t11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4">H</text:span><text:span text:style-name="T87">*</text:span><text:span text:style-name="T81">oi</text:span><text:span text:style-name="T78">(10)</text:span><text:span text:style-name="T8">=</text:span><text:span text:style-name="T54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8">R=1,0 </text:span><text:span text:style-name="T9">m</text:span></text:p>
            <text:p text:style-name="P60"><text:span text:style-name="T8">B(R)=0,</text:span>980</text:p>
            <text:p text:style-name="P60"><text:span text:style-name="T74">H</text:span><text:span text:style-name="T87">*</text:span><text:span text:style-name="T81">oi</text:span><text:span text:style-name="T78">(10)</text:span><text:span text:style-name="T8">=</text:span><text:span text:style-name="T54">330</text:span></text:p>
            <text:p text:style-name="P63">2<text:span text:style-name="T103">·</text:span>10<text:span text:style-name="T33">2</text:span>-10<text:span text:style-name="T33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8">R=0,5 </text:span><text:span text:style-name="T9">m</text:span></text:p>
            <text:p text:style-name="P60"><text:span text:style-name="T8">B(R)=0,9</text:span>95</text:p>
            <text:p text:style-name="P60"><text:span text:style-name="T74">H</text:span><text:span text:style-name="T87">*</text:span><text:span text:style-name="T81">oi</text:span><text:span text:style-name="T78">(10)</text:span><text:span text:style-name="T8">=</text:span><text:span text:style-name="T54">1460</text:span></text:p>
            <text:p text:style-name="P63">2<text:span text:style-name="T103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6"><text:span text:style-name="T8">Readings</text:span> <text:span text:style-name="T8">at check point</text:span></text:p>
            <text:p text:style-name="P25"><text:span text:style-name="T75">H</text:span><text:span text:style-name="T88">*</text:span><text:span text:style-name="T82">i</text:span><text:span text:style-name="T80">(10) , </text:span><text:span text:style-name="T58">±δ</text:span><text:span text:style-name="T43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8">Average readings</text:span>, <text:span text:style-name="T76">H</text:span><text:span text:style-name="T88">*</text:span><text:span text:style-name="T82">i</text:span><text:span text:style-name="T80">(10) </text:span></text:p>
          </table:table-cell>
          <table:table-cell table:style-name="t11.B4" office:value-type="string">
            <text:p text:style-name="P23">$<text:span text:style-name="T54">1</text:span>1-00</text:p>
          </table:table-cell>
          <table:table-cell table:style-name="t11.B4" office:value-type="string">
            <text:p text:style-name="P23">$<text:span text:style-name="T54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4">1</text:span>1-04</text:p>
          </table:table-cell>
        </table:table-row>
        <table:table-row>
          <table:table-cell table:style-name="t11.A3" office:value-type="string">
            <text:p text:style-name="P26"><text:span text:style-name="T8">Dose rate measurement</text:span> <text:span text:style-name="T8">result</text:span> <text:span text:style-name="T8">at control point</text:span></text:p>
            <text:p text:style-name="P25"><text:span text:style-name="T75">H</text:span><text:span text:style-name="T88">*</text:span><text:span text:style-name="T84">пр</text:span><text:span text:style-name="T85">i</text:span><text:span text:style-name="T80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8">Confidence limit of the intrinsic relative error</text:span> <text:span text:style-name="T72">Δ</text:span><text:span text:style-name="T11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ext:soft-page-break/>
        <table:table-row>
          <table:table-cell table:style-name="t28.A1" table:number-columns-spanned="6" office:value-type="string">
            <text:p text:style-name="P45"><text:span text:style-name="T122">BDKN-06</text:span><text:span text:style-name="T14">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6"><text:span text:style-name="T100">Dose rate at check point</text:span><text:span text:style-name="T79"> </text:span><text:span text:style-name="T77">Ḣ</text:span><text:span text:style-name="T83">oi</text:span><text:span text:style-name="T101">(10)</text:span></text:p>
          </table:table-cell>
          <table:table-cell table:style-name="t28.B2" office:value-type="string">
            <text:p text:style-name="P22">Bac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28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4">H</text:span><text:span text:style-name="T87">*</text:span><text:span text:style-name="T81">oi</text:span><text:span text:style-name="T78">(10)</text:span><text:span text:style-name="T8">=</text:span><text:span text:style-name="T54">9</text:span></text:p>
            <text:p text:style-name="P3">1-10</text:p>
          </table:table-cell>
          <table:table-cell table:style-name="t28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4">H</text:span><text:span text:style-name="T87">*</text:span><text:span text:style-name="T81">oi</text:span><text:span text:style-name="T78">(10)</text:span><text:span text:style-name="T8">=</text:span><text:span text:style-name="T54">80</text:span></text:p>
            <text:p text:style-name="P23">20-100</text:p>
          </table:table-cell>
          <table:table-cell table:style-name="t28.B2" office:value-type="string">
            <text:p text:style-name="P61">ИБН-8-6</text:p>
            <text:p text:style-name="P62">N010</text:p>
            <text:p text:style-name="P60"><text:span text:style-name="T8">R=1,0 </text:span><text:span text:style-name="T9">m</text:span></text:p>
            <text:p text:style-name="P60"><text:span text:style-name="T8">B(R)=0,</text:span>980</text:p>
            <text:p text:style-name="P60"><text:span text:style-name="T74">H</text:span><text:span text:style-name="T87">*</text:span><text:span text:style-name="T81">oi</text:span><text:span text:style-name="T78">(10)</text:span><text:span text:style-name="T8">=</text:span><text:span text:style-name="T54">330</text:span></text:p>
            <text:p text:style-name="P63">2<text:span text:style-name="T103">·</text:span>10<text:span text:style-name="T33">2</text:span>-10<text:span text:style-name="T33">3</text:span></text:p>
          </table:table-cell>
          <table:table-cell table:style-name="t28.F2" office:value-type="string">
            <text:p text:style-name="P61">ИБН-8-6</text:p>
            <text:p text:style-name="P62">N010</text:p>
            <text:p text:style-name="P60"><text:span text:style-name="T8">R=0,5 </text:span><text:span text:style-name="T9">m</text:span></text:p>
            <text:p text:style-name="P60"><text:span text:style-name="T8">B(R)=0,9</text:span>95</text:p>
            <text:p text:style-name="P60"><text:span text:style-name="T74">H</text:span><text:span text:style-name="T87">*</text:span><text:span text:style-name="T81">oi</text:span><text:span text:style-name="T78">(10)</text:span><text:span text:style-name="T8">=</text:span><text:span text:style-name="T54">1460</text:span></text:p>
            <text:p text:style-name="P63">2<text:span text:style-name="T103">·</text:span>10<text:span text:style-name="T33">3</text:span>-10<text:span text:style-name="T33">4</text:span></text:p>
          </table:table-cell>
        </table:table-row>
        <table:table-row>
          <table:table-cell table:style-name="t28.A3" office:value-type="string">
            <text:p text:style-name="P26"><text:span text:style-name="T8">Readings</text:span> <text:span text:style-name="T8">at check point</text:span></text:p>
            <text:p text:style-name="P25"><text:span text:style-name="T75">H</text:span><text:span text:style-name="T88">*</text:span><text:span text:style-name="T82">i</text:span><text:span text:style-name="T80">(10) , </text:span><text:span text:style-name="T58">±δ</text:span><text:span text:style-name="T43">ст</text:span>, %</text:p>
          </table:table-cell>
          <table:table-cell table:style-name="t28.B3" office:value-type="string">
            <text:p text:style-name="P19"/>
          </table:table-cell>
          <table:table-cell table:style-name="t28.B3" office:value-type="string">
            <text:p text:style-name="P23">$28-61</text:p>
            <text:p text:style-name="P23">$28-71</text:p>
            <text:p text:style-name="P23">$28-81</text:p>
          </table:table-cell>
          <table:table-cell table:style-name="t28.B3" office:value-type="string">
            <text:p text:style-name="P23">$28-62</text:p>
            <text:p text:style-name="P23">$28-72</text:p>
            <text:p text:style-name="P23">$28-82</text:p>
          </table:table-cell>
          <table:table-cell table:style-name="t28.B3" office:value-type="string">
            <text:p text:style-name="P23">$28-63</text:p>
            <text:p text:style-name="P23">$28-73</text:p>
            <text:p text:style-name="P23">$28-83</text:p>
          </table:table-cell>
          <table:table-cell table:style-name="t28.F3" office:value-type="string">
            <text:p text:style-name="P23">$28-64</text:p>
            <text:p text:style-name="P23">$28-74</text:p>
            <text:p text:style-name="P23">$28-84</text:p>
          </table:table-cell>
        </table:table-row>
        <table:table-row>
          <table:table-cell table:style-name="t28.A3" office:value-type="string">
            <text:p text:style-name="P26"><text:span text:style-name="T8">Average readings</text:span>, <text:span text:style-name="T76">H</text:span><text:span text:style-name="T88">*</text:span><text:span text:style-name="T82">i</text:span><text:span text:style-name="T80">(10) </text:span></text:p>
          </table:table-cell>
          <table:table-cell table:style-name="t28.B4" office:value-type="string">
            <text:p text:style-name="P23">$28-00</text:p>
          </table:table-cell>
          <table:table-cell table:style-name="t28.B4" office:value-type="string">
            <text:p text:style-name="P23">$28-01</text:p>
          </table:table-cell>
          <table:table-cell table:style-name="t28.B4" office:value-type="string">
            <text:p text:style-name="P23">$28-02</text:p>
          </table:table-cell>
          <table:table-cell table:style-name="t28.B4" office:value-type="string">
            <text:p text:style-name="P23">$28-03</text:p>
          </table:table-cell>
          <table:table-cell table:style-name="t28.F3" office:value-type="string">
            <text:p text:style-name="P23">$28-04</text:p>
          </table:table-cell>
        </table:table-row>
        <table:table-row>
          <table:table-cell table:style-name="t28.A3" office:value-type="string">
            <text:p text:style-name="P26"><text:span text:style-name="T8">Dose rate measurement</text:span> <text:span text:style-name="T8">result</text:span> <text:span text:style-name="T8">at control point</text:span></text:p>
            <text:p text:style-name="P25"><text:span text:style-name="T75">H</text:span><text:span text:style-name="T88">*</text:span><text:span text:style-name="T84">пр</text:span><text:span text:style-name="T85">i</text:span><text:span text:style-name="T80">(10) </text:span></text:p>
          </table:table-cell>
          <table:table-cell table:style-name="t28.B4" office:value-type="string">
            <text:p text:style-name="P19"/>
          </table:table-cell>
          <table:table-cell table:style-name="t28.B4" office:value-type="string">
            <text:p text:style-name="P23">$28-n21</text:p>
          </table:table-cell>
          <table:table-cell table:style-name="t28.B4" office:value-type="string">
            <text:p text:style-name="P23">$28-n22</text:p>
          </table:table-cell>
          <table:table-cell table:style-name="t28.B4" office:value-type="string">
            <text:p text:style-name="P23">$28-n23</text:p>
          </table:table-cell>
          <table:table-cell table:style-name="t28.F3" office:value-type="string">
            <text:p text:style-name="P23">$28-n24</text:p>
          </table:table-cell>
        </table:table-row>
        <table:table-row>
          <table:table-cell table:style-name="t28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8.B4" office:value-type="string">
            <text:p text:style-name="P19"/>
          </table:table-cell>
          <table:table-cell table:style-name="t28.B4" office:value-type="string">
            <text:p text:style-name="P23">$28-n31</text:p>
          </table:table-cell>
          <table:table-cell table:style-name="t28.B4" office:value-type="string">
            <text:p text:style-name="P23">$28-n32</text:p>
          </table:table-cell>
          <table:table-cell table:style-name="t28.B4" office:value-type="string">
            <text:p text:style-name="P23">$28-n33</text:p>
          </table:table-cell>
          <table:table-cell table:style-name="t28.F3" office:value-type="string">
            <text:p text:style-name="P23">$28-n34</text:p>
          </table:table-cell>
        </table:table-row>
        <table:table-row>
          <table:table-cell table:style-name="t28.A3" office:value-type="string">
            <text:p text:style-name="P21"><text:span text:style-name="T8">Confidence limit of the intrinsic relative error</text:span> <text:span text:style-name="T72">Δ</text:span><text:span text:style-name="T11">i</text:span>, %</text:p>
          </table:table-cell>
          <table:table-cell table:style-name="t28.B4" office:value-type="string">
            <text:p text:style-name="P19"/>
            <text:p text:style-name="P18"/>
          </table:table-cell>
          <table:table-cell table:style-name="t28.B4" office:value-type="string">
            <text:p text:style-name="P23">$28-n41</text:p>
          </table:table-cell>
          <table:table-cell table:style-name="t28.B4" office:value-type="string">
            <text:p text:style-name="P23">$28-n42</text:p>
          </table:table-cell>
          <table:table-cell table:style-name="t28.B4" office:value-type="string">
            <text:p text:style-name="P23">$28-n43</text:p>
          </table:table-cell>
          <table:table-cell table:style-name="t28.F3" office:value-type="string">
            <text:p text:style-name="P23">$28-n44</text:p>
          </table:table-cell>
        </table:table-row>
        <table:table-row table:style-name="t28.8">
          <table:table-cell table:style-name="t28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28.B8" office:value-type="string">
            <text:p text:style-name="P19"/>
          </table:table-cell>
          <table:table-cell table:style-name="t28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able:table-row>
          <table:table-cell table:style-name="t27.A1" table:number-columns-spanned="6" office:value-type="string">
            <text:p text:style-name="P45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9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5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5">0i</text:span><text:span text:style-name="T8">=57,</text:span>0</text:p>
            <text:p text:style-name="P18">20-100</text:p>
          </table:table-cell>
          <table:table-cell table:style-name="t27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6</text:p>
            <text:p text:style-name="P60"><text:span text:style-name="T10">φ</text:span><text:span text:style-name="T45">0i</text:span><text:span text:style-name="T8">=235</text:span></text:p>
            <text:p text:style-name="P61">2⋅10<text:span text:style-name="T33">2</text:span> - 10<text:span text:style-name="T33">3</text:span></text:p>
          </table:table-cell>
          <table:table-cell table:style-name="t27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6</text:p>
            <text:p text:style-name="P60"><text:span text:style-name="T10">φ</text:span><text:span text:style-name="T45">0i</text:span><text:span text:style-name="T8">=986</text:span></text:p>
            <text:p text:style-name="P61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1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text:span text:style-name="T57">,</text:span> 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61</text:p>
            <text:p text:style-name="P23">$27-71</text:p>
            <text:p text:style-name="P23">$27-81</text:p>
          </table:table-cell>
          <table:table-cell table:style-name="t27.B3" office:value-type="string">
            <text:p text:style-name="P23">$27-62</text:p>
            <text:p text:style-name="P23">$27-72</text:p>
            <text:p text:style-name="P23">$27-82</text:p>
          </table:table-cell>
          <table:table-cell table:style-name="t27.B3" office:value-type="string">
            <text:p text:style-name="P23">$27-63</text:p>
            <text:p text:style-name="P23">$27-73</text:p>
            <text:p text:style-name="P23">$27-83</text:p>
          </table:table-cell>
          <table:table-cell table:style-name="t27.F3" office:value-type="string">
            <text:p text:style-name="P23">$27-64</text:p>
            <text:p text:style-name="P23">$27-74</text:p>
            <text:p text:style-name="P23">$27-84</text:p>
          </table:table-cell>
        </table:table-row>
        <table:table-row>
          <table:table-cell table:style-name="t27.A3" office:value-type="string">
            <text:p text:style-name="P21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3">$27-00</text:p>
          </table:table-cell>
          <table:table-cell table:style-name="t27.B3" office:value-type="string">
            <text:p text:style-name="P23">$27-01</text:p>
          </table:table-cell>
          <table:table-cell table:style-name="t27.B3" office:value-type="string">
            <text:p text:style-name="P23">$27-02</text:p>
          </table:table-cell>
          <table:table-cell table:style-name="t27.B3" office:value-type="string">
            <text:p text:style-name="P23">$27-03</text:p>
          </table:table-cell>
          <table:table-cell table:style-name="t27.F3" office:value-type="string">
            <text:p text:style-name="P23">$27-04</text:p>
          </table:table-cell>
        </table:table-row>
        <table:table-row>
          <table:table-cell table:style-name="t27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21</text:p>
          </table:table-cell>
          <table:table-cell table:style-name="t27.B3" office:value-type="string">
            <text:p text:style-name="P23">$27-n22</text:p>
          </table:table-cell>
          <table:table-cell table:style-name="t27.B3" office:value-type="string">
            <text:p text:style-name="P23">$27-n23</text:p>
          </table:table-cell>
          <table:table-cell table:style-name="t27.F3" office:value-type="string">
            <text:p text:style-name="P23">$27-n24</text:p>
          </table:table-cell>
        </table:table-row>
        <table:table-row>
          <table:table-cell table:style-name="t27.A3" office:value-type="string">
            <text:p text:style-name="P21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31</text:p>
          </table:table-cell>
          <table:table-cell table:style-name="t27.B3" office:value-type="string">
            <text:p text:style-name="P23">$27-n32</text:p>
          </table:table-cell>
          <table:table-cell table:style-name="t27.B3" office:value-type="string">
            <text:p text:style-name="P23">$27-n33</text:p>
          </table:table-cell>
          <table:table-cell table:style-name="t27.F3" office:value-type="string">
            <text:p text:style-name="P23">$27-n34</text:p>
          </table:table-cell>
        </table:table-row>
        <table:table-row>
          <table:table-cell table:style-name="t27.A3" office:value-type="string">
            <text:p text:style-name="P21"><text:span text:style-name="T8">Confidence limit of the intrinsic relative error</text:span> <text:span text:style-name="T72">Δ</text:span><text:span text:style-name="T11">i</text:span>, %</text:p>
          </table:table-cell>
          <table:table-cell table:style-name="t27.B3" office:value-type="string">
            <text:p text:style-name="P19"/>
            <text:p text:style-name="P18"/>
          </table:table-cell>
          <table:table-cell table:style-name="t27.B3" office:value-type="string">
            <text:p text:style-name="P23">$27-n41</text:p>
          </table:table-cell>
          <table:table-cell table:style-name="t27.B3" office:value-type="string">
            <text:p text:style-name="P23">$27-n42</text:p>
          </table:table-cell>
          <table:table-cell table:style-name="t27.B3" office:value-type="string">
            <text:p text:style-name="P23">$27-n43</text:p>
          </table:table-cell>
          <table:table-cell table:style-name="t27.F3" office:value-type="string">
            <text:p text:style-name="P23">$27-n44</text:p>
          </table:table-cell>
        </table:table-row>
        <table:table-row table:style-name="t27.8">
          <table:table-cell table:style-name="t27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19"/>
          </table:table-cell>
          <table:table-cell table:style-name="t27.C8" table:number-columns-spanned="4" office:value-type="string">
            <text:p text:style-name="P19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2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42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3.A5" office:value-type="string">
            <text:p text:style-name="P20">$13-<text:span text:style-name="T8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42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25.A5" office:value-type="string">
            <text:p text:style-name="P20">$25-<text:span text:style-name="T8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3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8">9</text:span>0</text:p>
          </table:table-cell>
          <table:table-cell table:style-name="t14.B5" office:value-type="string">
            <text:p text:style-name="P20">$14-<text:span text:style-name="T8">3</text:span>0</text:p>
          </table:table-cell>
          <table:table-cell table:style-name="t14.B5" office:value-type="string">
            <text:p text:style-name="P20">$<text:span text:style-name="T8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8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8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8">9</text:span>4</text:p>
          </table:table-cell>
          <table:table-cell table:style-name="t14.B9" office:value-type="string">
            <text:p text:style-name="P20">$14-<text:span text:style-name="T8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43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8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8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43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8">9</text:span>0</text:p>
          </table:table-cell>
          <table:table-cell table:style-name="t26.B5" office:value-type="string">
            <text:p text:style-name="P44">06<text:span text:style-name="T8">63</text:span></text:p>
          </table:table-cell>
          <table:table-cell table:style-name="t26.B5" office:value-type="string">
            <text:p text:style-name="P20">$<text:span text:style-name="T8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4">06<text:span text:style-name="T8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4">06<text:span text:style-name="T8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4">06<text:span text:style-name="T8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4">06<text:span text:style-name="T8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2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8">0,07</text:span> µ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9.A5" office:value-type="string">
            <text:p text:style-name="P19">0,7 µ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µ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µ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2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29">Relative alph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3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8">Flux density in test point</text:span> <text:span text:style-name="T104">φ</text:span><text:span text:style-name="T43">0</text:span><text:span text:style-name="T44">i</text:span>,</text:p>
            <text:p text:style-name="P65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29">Relative bet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4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8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2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29">Relative gamma radiation dose rate measure-ment</text:span> <text:span text:style-name="T8">error</text:span></text:p>
            <text:p text:style-name="P59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57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µ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4">20</text:span></text:p>
          </table:table-cell>
        </table:table-row>
        <table:table-row>
          <table:table-cell table:style-name="t22.A5" office:value-type="string">
            <text:p text:style-name="P19">7 µ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µ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,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03-02T09:25:29.98</dc:date>
    <meta:print-date>2019-04-03T15:18:00</meta:print-date>
    <meta:editing-cycles>173</meta:editing-cycles>
    <meta:editing-duration>PT13H26M1S</meta:editing-duration>
    <meta:generator>OpenOffice/4.1.6$Win32 OpenOffice.org_project/416m1$Build-9790</meta:generator>
    <meta:document-statistic meta:table-count="94" meta:image-count="1" meta:object-count="0" meta:page-count="11" meta:paragraph-count="2085" meta:word-count="3738" meta:character-count="21459"/>
  </office:meta>
</office:document-meta>
</file>